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0d1d" officeooo:paragraph-rsid="00140d1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140d1d" officeooo:paragraph-rsid="00140d1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40d1d" officeooo:paragraph-rsid="00140d1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0398in" fo:margin-bottom="0.0398in" loext:contextual-spacing="false" fo:line-height="150%"/>
      <style:text-properties fo:font-size="12pt" fo:font-weight="normal" officeooo:rsid="00140d1d" officeooo:paragraph-rsid="00140d1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0398in" fo:margin-bottom="0.0398in" loext:contextual-spacing="false" fo:line-height="150%"/>
      <style:text-properties officeooo:paragraph-rsid="00140d1d"/>
    </style:style>
    <style:style style:name="T1" style:family="text">
      <style:text-properties officeooo:rsid="0017c907"/>
    </style:style>
    <style:style style:name="T2" style:family="text">
      <style:text-properties fo:font-size="12pt" fo:font-weight="normal" officeooo:rsid="00140d1d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4902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c8325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7c907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edfca" style:font-size-asian="10.5pt" style:font-weight-asian="normal" style:font-size-complex="12pt" style:font-weight-complex="normal"/>
    </style:style>
    <style:style style:name="T7" style:family="text">
      <style:text-properties officeooo:rsid="001d83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yler MacDougall</text:p>
      <text:p text:style-name="P2">Letter of Intent for <text:span text:style-name="T7">Treasurer</text:span> of HoGS</text:p>
      <text:p text:style-name="P3"/>
      <text:p text:style-name="P5"><text:span text:style-name="T2"><text:tab/>Hey y’all, its </text:span><text:span text:style-name="T3">your</text:span><text:span text:style-name="T2"> </text:span><text:span text:style-name="T4">current Vice President</text:span><text:span text:style-name="T2">, Skyler. </text:span><text:span text:style-name="T6">When I first joined eBoard, I had no idea what Treasurer truly did. I knew what the constitution said about what they were supposed to do, but I didn’t truly have an understanding for what the position entailed.</text:span></text:p>
      <text:p text:style-name="P5"><text:span text:style-name="T2"><text:tab/></text:span><text:span text:style-name="T5">Despite not even realizing that I was on HoGS, or what HoGS was for that matter, when I first came to RIT, I quickly was sucked in, and had a blast. This floor pulled me out of my shell and has pulled me through good times and bad. This floor has changed my life for the better, and I want to </text:span><text:span text:style-name="T6">continue to </text:span><text:span text:style-name="T5">give back. Thank y’all for your time, and good luck, to both the individual elected to </text:span><text:span text:style-name="T6">treasurer</text:span><text:span text:style-name="T5">, be it myself or someone else, and to everybody with classes this semester.</text:span></text:p>
      <text:p text:style-name="P4"><text:tab/>- <text:span text:style-name="T1">Skyler MacDougall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3T14:31:10.609248394</meta:creation-date>
    <dc:date>2020-02-25T13:30:21.349879419</dc:date>
    <meta:editing-duration>PT32M</meta:editing-duration>
    <meta:editing-cycles>6</meta:editing-cycles>
    <meta:generator>LibreOffice/6.4.0.3$Linux_X86_64 LibreOffice_project/40$Build-3</meta:generator>
    <dc:creator>Skyler MacDougall</dc:creator>
    <meta:document-statistic meta:table-count="0" meta:image-count="0" meta:object-count="0" meta:page-count="1" meta:paragraph-count="5" meta:word-count="151" meta:character-count="817" meta:non-whitespace-character-count="668"/>
  </office:meta>
</office:document-meta>
</file>